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 style:list-style-name="L3">
      <style:text-properties officeooo:rsid="003f27e0" officeooo:paragraph-rsid="003f27e0"/>
    </style:style>
    <style:style style:name="P16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7" style:family="paragraph" style:parent-style-name="Text_20_body" style:list-style-name="L4">
      <style:text-properties officeooo:rsid="000b8012" officeooo:paragraph-rsid="001bb02c"/>
    </style:style>
    <style:style style:name="P18" style:family="paragraph" style:parent-style-name="Text_20_body" style:list-style-name="L4">
      <style:text-properties officeooo:rsid="001bb02c" officeooo:paragraph-rsid="001bb02c"/>
    </style:style>
    <style:style style:name="P19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20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1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2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3" style:family="paragraph" style:parent-style-name="Text_20_body" style:list-style-name="L6">
      <style:text-properties officeooo:rsid="0037dd00" officeooo:paragraph-rsid="0037dd00"/>
    </style:style>
    <style:style style:name="P24" style:family="paragraph" style:parent-style-name="Text_20_body" style:list-style-name="L6">
      <style:text-properties officeooo:rsid="00346218" officeooo:paragraph-rsid="00346218"/>
    </style:style>
    <style:style style:name="P25" style:family="paragraph" style:parent-style-name="Text_20_body" style:list-style-name="L6">
      <style:text-properties officeooo:rsid="003ad1b7" officeooo:paragraph-rsid="003ad1b7"/>
    </style:style>
    <style:style style:name="P26" style:family="paragraph" style:parent-style-name="Text_20_body" style:list-style-name="L6">
      <style:text-properties style:text-line-through-style="solid" style:text-line-through-type="single" officeooo:rsid="00346218" officeooo:paragraph-rsid="00346218"/>
    </style:style>
    <style:style style:name="P27" style:family="paragraph" style:parent-style-name="Text_20_body" style:list-style-name="L6">
      <style:text-properties officeooo:rsid="000e701d" officeooo:paragraph-rsid="0030bc53"/>
    </style:style>
    <style:style style:name="P28" style:family="paragraph" style:parent-style-name="Text_20_body" style:list-style-name="L6">
      <style:text-properties officeooo:rsid="00371326" officeooo:paragraph-rsid="00371326"/>
    </style:style>
    <style:style style:name="P29" style:family="paragraph" style:parent-style-name="Text_20_body" style:list-style-name="L6">
      <style:text-properties officeooo:rsid="000e701d" officeooo:paragraph-rsid="0036c472"/>
    </style:style>
    <style:style style:name="P30" style:family="paragraph" style:parent-style-name="Text_20_body" style:list-style-name="L6">
      <style:text-properties officeooo:rsid="000e701d" officeooo:paragraph-rsid="000e701d"/>
    </style:style>
    <style:style style:name="P31" style:family="paragraph" style:parent-style-name="Text_20_body" style:list-style-name="L6">
      <style:text-properties style:text-line-through-style="solid" style:text-line-through-type="single" officeooo:rsid="000e701d" officeooo:paragraph-rsid="000e701d"/>
    </style:style>
    <style:style style:name="P32" style:family="paragraph" style:parent-style-name="Text_20_body" style:list-style-name="L6">
      <style:text-properties officeooo:rsid="000eec00" officeooo:paragraph-rsid="000eec00"/>
    </style:style>
    <style:style style:name="P33" style:family="paragraph" style:parent-style-name="Text_20_body" style:list-style-name="L6">
      <style:text-properties style:text-line-through-style="solid" style:text-line-through-type="single" officeooo:rsid="00163012" officeooo:paragraph-rsid="00163012"/>
    </style:style>
    <style:style style:name="P34" style:family="paragraph" style:parent-style-name="Text_20_body" style:list-style-name="L6">
      <style:text-properties officeooo:rsid="00286d3d" officeooo:paragraph-rsid="00286d3d"/>
    </style:style>
    <style:style style:name="P35" style:family="paragraph" style:parent-style-name="Text_20_body" style:list-style-name="L6">
      <style:text-properties officeooo:rsid="002da041" officeooo:paragraph-rsid="002da041"/>
    </style:style>
    <style:style style:name="P36" style:family="paragraph" style:parent-style-name="Text_20_body" style:list-style-name="L6">
      <style:text-properties officeooo:rsid="002db92a" officeooo:paragraph-rsid="002da041"/>
    </style:style>
    <style:style style:name="P37" style:family="paragraph" style:parent-style-name="Text_20_body" style:list-style-name="L6">
      <style:text-properties officeooo:rsid="002fc92f" officeooo:paragraph-rsid="002fc92f"/>
    </style:style>
    <style:style style:name="P38" style:family="paragraph" style:parent-style-name="Text_20_body" style:list-style-name="L6">
      <style:text-properties officeooo:rsid="002957f8" officeooo:paragraph-rsid="00286d3d"/>
    </style:style>
    <style:style style:name="P39" style:family="paragraph" style:parent-style-name="Text_20_body" style:list-style-name="L6">
      <style:text-properties officeooo:rsid="000e701d" officeooo:paragraph-rsid="00116b98"/>
    </style:style>
    <style:style style:name="P40" style:family="paragraph" style:parent-style-name="Text_20_body" style:list-style-name="L6">
      <style:text-properties officeooo:paragraph-rsid="00116b98"/>
    </style:style>
    <style:style style:name="P41" style:family="paragraph" style:parent-style-name="Text_20_body" style:list-style-name="L6">
      <style:text-properties officeooo:rsid="00209e10" officeooo:paragraph-rsid="00209e10"/>
    </style:style>
    <style:style style:name="P42" style:family="paragraph" style:parent-style-name="Text_20_body" style:list-style-name="L6">
      <style:text-properties officeooo:rsid="00230835" officeooo:paragraph-rsid="00230835"/>
    </style:style>
    <style:style style:name="P43" style:family="paragraph" style:parent-style-name="Text_20_body" style:list-style-name="L6">
      <style:text-properties officeooo:rsid="0024c59d" officeooo:paragraph-rsid="0024c59d"/>
    </style:style>
    <style:style style:name="P44" style:family="paragraph" style:parent-style-name="Text_20_body" style:list-style-name="L6">
      <style:text-properties officeooo:rsid="0014545c" officeooo:paragraph-rsid="0014545c"/>
    </style:style>
    <style:style style:name="P45" style:family="paragraph" style:parent-style-name="Text_20_body" style:list-style-name="L6">
      <style:text-properties style:text-line-through-style="solid" style:text-line-through-type="single" officeooo:rsid="0014545c" officeooo:paragraph-rsid="0014545c"/>
    </style:style>
    <style:style style:name="P46" style:family="paragraph" style:parent-style-name="Text_20_body" style:list-style-name="L6">
      <style:text-properties officeooo:rsid="00182c83" officeooo:paragraph-rsid="00182c83"/>
    </style:style>
    <style:style style:name="P47" style:family="paragraph" style:parent-style-name="Text_20_body" style:list-style-name="L6">
      <style:text-properties style:text-line-through-style="solid" style:text-line-through-type="single" officeooo:rsid="00182c83" officeooo:paragraph-rsid="00182c83"/>
    </style:style>
    <style:style style:name="P48" style:family="paragraph" style:parent-style-name="Text_20_body">
      <style:text-properties officeooo:rsid="00182c83" officeooo:paragraph-rsid="00182c83"/>
    </style:style>
    <style:style style:name="P49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50" style:family="paragraph" style:parent-style-name="Text_20_body" style:list-style-name="L7">
      <style:text-properties officeooo:rsid="004081fa" officeooo:paragraph-rsid="004081fa"/>
    </style:style>
    <style:style style:name="P51" style:family="paragraph" style:parent-style-name="Text_20_body">
      <style:text-properties fo:font-size="12pt" officeooo:rsid="0048a5d4" officeooo:paragraph-rsid="004081fa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2db92a"/>
    </style:style>
    <style:style style:name="T10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  <text:list-item>
          <text:p text:style-name="P15">victory : next mission</text:p>
          <text:list>
            <text:list-item>
              <text:p text:style-name="P15">return to new mission menu</text:p>
            </text:list-item>
            <text:list-item>
              <text:p text:style-name="P15">get an other assignment (increment level)</text:p>
            </text:list-item>
          </text:list>
        </text:list-item>
      </text:list>
      <text:p text:style-name="P16">Optional :</text:p>
      <text:list text:style-name="L4">
        <text:list-item>
          <text:p text:style-name="P17"><text:soft-page-break/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8">hidden crime evidence, need to move/push objects</text:p>
        </text:list-item>
      </text:list>
      <text:p text:style-name="P13"/>
      <text:p text:style-name="P19">Mechanics :</text:p>
      <text:list text:style-name="L5">
        <text:list-item>
          <text:p text:style-name="P20">player with 2D control</text:p>
        </text:list-item>
        <text:list-item>
          <text:p text:style-name="P20">goes close to crime scene piece of evidence</text:p>
        </text:list-item>
        <text:list-item>
          <text:p text:style-name="P20">wipe evidence then wipe is dirty</text:p>
        </text:list-item>
        <text:list-item>
          <text:p text:style-name="P20">need to hide the dirty wipe on scientifics to frame them</text:p>
        </text:list-item>
        <text:list-item>
          <text:p text:style-name="P20">inspectors npc that scoot the scene, need to avoid their detection and get arrested</text:p>
        </text:list-item>
        <text:list-item>
          <text:p text:style-name="P20">forensic scientist<text:span text:style-name="T7">s npcs</text:span></text:p>
        </text:list-item>
        <text:list-item>
          <text:p text:style-name="P21">buy new wipes with better stats : time to wipe</text:p>
        </text:list-item>
      </text:list>
      <text:p text:style-name="P22"/>
      <text:p text:style-name="P22"/>
      <text:p text:style-name="P22">Scope :</text:p>
      <text:list text:style-name="L6">
        <text:list-item>
          <text:p text:style-name="P23">Set project on itch.io</text:p>
        </text:list-item>
        <text:list-item>
          <text:p text:style-name="P24">Game structure :</text:p>
          <text:list>
            <text:list-item>
              <text:p text:style-name="P24">start splash screens</text:p>
            </text:list-item>
            <text:list-item>
              <text:p text:style-name="P24">main menu</text:p>
            </text:list-item>
            <text:list-item>
              <text:p text:style-name="P24">new mission menu</text:p>
              <text:list>
                <text:list-item>
                  <text:p text:style-name="P25">phone conversation</text:p>
                </text:list-item>
                <text:list-item>
                  <text:p text:style-name="P25">shop</text:p>
                </text:list-item>
              </text:list>
            </text:list-item>
            <text:list-item>
              <text:p text:style-name="P26">change scene</text:p>
            </text:list-item>
            <text:list-item>
              <text:p text:style-name="P24">victory condition &gt; next mission</text:p>
            </text:list-item>
            <text:list-item>
              <text:p text:style-name="P24">defeat &gt; return menu/quit</text:p>
            </text:list-item>
          </text:list>
        </text:list-item>
        <text:list-item>
          <text:p text:style-name="P27">Main menu :</text:p>
          <text:list>
            <text:list-item>
              <text:p text:style-name="P27">theme splash of blood, then wipe to display button</text:p>
            </text:list-item>
            <text:list-item>
              <text:p text:style-name="P28">panel assets and overall aspect</text:p>
            </text:list-item>
          </text:list>
        </text:list-item>
        <text:list-item>
          <text:p text:style-name="P29">Map :</text:p>
          <text:list>
            <text:list-item>
              <text:p text:style-name="P29">pixel art, top down, indoors, crime scene</text:p>
            </text:list-item>
          </text:list>
        </text:list-item>
        <text:list-item>
          <text:p text:style-name="P30">player : 2D control</text:p>
          <text:list>
            <text:list-item>
              <text:p text:style-name="P31"><text:soft-page-break/>movement : zqsd + mouse</text:p>
            </text:list-item>
            <text:list-item>
              <text:p text:style-name="P31">cleaning action with circular <text:span text:style-name="T8">timer</text:span></text:p>
            </text:list-item>
            <text:list-item>
              <text:p text:style-name="P32">hand+wipe cursor</text:p>
            </text:list-item>
            <text:list-item>
              <text:p text:style-name="P33">cleaning zone with dotted border</text:p>
            </text:list-item>
          </text:list>
        </text:list-item>
        <text:list-item>
          <text:p text:style-name="P34">Shop for cleaning tools :</text:p>
          <text:list>
            <text:list-item>
              <text:p text:style-name="P35">shop UI</text:p>
            </text:list-item>
            <text:list-item>
              <text:p text:style-name="P35">shop item<text:span text:style-name="T9">s</text:span></text:p>
            </text:list-item>
            <text:list-item>
              <text:p text:style-name="P36">Inventory UI</text:p>
            </text:list-item>
          </text:list>
        </text:list-item>
        <text:list-item>
          <text:p text:style-name="P37">HUD</text:p>
        </text:list-item>
        <text:list-item>
          <text:p text:style-name="P38">Tutorial</text:p>
        </text:list-item>
        <text:list-item>
          <text:p text:style-name="P39">NPC : 2 types</text:p>
          <text:list>
            <text:list-item>
              <text:p text:style-name="P39">investigators with detection areas</text:p>
            </text:list-item>
            <text:list-item>
              <text:p text:style-name="P40"><text:span text:style-name="T6">forensic scientist</text:span><text:span text:style-name="T10">s : idl, to hide dirty cleaning cloth, some are undercover inspectors</text:span></text:p>
            </text:list-item>
          </text:list>
        </text:list-item>
        <text:list-item>
          <text:p text:style-name="P41">Animations :</text:p>
          <text:list>
            <text:list-item>
              <text:p text:style-name="P41">forensics idle</text:p>
            </text:list-item>
            <text:list-item>
              <text:p text:style-name="P41">forensics-inspector – reveal</text:p>
            </text:list-item>
            <text:list-item>
              <text:p text:style-name="P42">player movements</text:p>
            </text:list-item>
            <text:list-item>
              <text:p text:style-name="P42">inspectors movements</text:p>
            </text:list-item>
            <text:list-item>
              <text:p text:style-name="P42">inspector catching</text:p>
            </text:list-item>
          </text:list>
        </text:list-item>
        <text:list-item>
          <text:p text:style-name="P43">Art Design :</text:p>
          <text:list>
            <text:list-item>
              <text:p text:style-name="P43">UI</text:p>
            </text:list-item>
            <text:list-item>
              <text:p text:style-name="P43">Title</text:p>
            </text:list-item>
            <text:list-item>
              <text:p text:style-name="P43">House – all assets</text:p>
            </text:list-item>
            <text:list-item>
              <text:p text:style-name="P43">Crime items</text:p>
            </text:list-item>
            <text:list-item>
              <text:p text:style-name="P43">Animations</text:p>
            </text:list-item>
            <text:list-item>
              <text:p text:style-name="P43">Dialogues</text:p>
            </text:list-item>
            <text:list-item>
              <text:p text:style-name="P43">shop</text:p>
            </text:list-item>
            <text:list-item>
              <text:p text:style-name="P43">HUD</text:p>
            </text:list-item>
            <text:list-item>
              <text:p text:style-name="P43"/>
            </text:list-item>
          </text:list>
        </text:list-item>
        <text:list-item>
          <text:p text:style-name="P44">scripts :</text:p>
          <text:list>
            <text:list-item>
              <text:p text:style-name="P45">scene management</text:p>
            </text:list-item>
            <text:list-item>
              <text:p text:style-name="P44">tilemaplayer</text:p>
            </text:list-item>
            <text:list-item>
              <text:p text:style-name="P44"><text:soft-page-break/>utilities</text:p>
            </text:list-item>
            <text:list-item>
              <text:p text:style-name="P44">event bus</text:p>
            </text:list-item>
            <text:list-item>
              <text:p text:style-name="P44">player control</text:p>
            </text:list-item>
            <text:list-item>
              <text:p text:style-name="P46">inspector detection</text:p>
            </text:list-item>
            <text:list-item>
              <text:p text:style-name="P47">cleaning zone</text:p>
            </text:list-item>
          </text:list>
        </text:list-item>
      </text:list>
      <text:p text:style-name="P48"/>
      <text:p text:style-name="P48"/>
      <text:p text:style-name="P48"/>
      <text:p text:style-name="P49">Issues to solve :</text:p>
      <text:list text:style-name="L7">
        <text:list-item>
          <text:p text:style-name="P50">...</text:p>
        </text:list-item>
      </text:list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8T11:21:32.686000000</dc:date>
    <meta:editing-duration>PT23H57M43S</meta:editing-duration>
    <meta:editing-cycles>48</meta:editing-cycles>
    <meta:generator>LibreOffice/24.8.0.3$Windows_X86_64 LibreOffice_project/0bdf1299c94fe897b119f97f3c613e9dca6be583</meta:generator>
    <meta:document-statistic meta:table-count="0" meta:image-count="0" meta:object-count="0" meta:page-count="4" meta:paragraph-count="95" meta:word-count="506" meta:character-count="2647" meta:non-whitespace-character-count="2307"/>
  </office:meta>
</office:document-meta>
</file>